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2c1" officeooo:paragraph-rsid="00177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caso de fallar Al iniciar el proyecto, por ui 16 verificar que sea el target correcto, en caso de que sea necesario cambie el target en el init.b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50:36.576000000</meta:creation-date>
    <dc:date>2014-10-31T12:55:40.061000000</dc:date>
    <meta:editing-duration>P0D</meta:editing-duration>
    <meta:editing-cycles>1</meta:editing-cycles>
    <meta:document-statistic meta:table-count="0" meta:image-count="0" meta:object-count="0" meta:page-count="1" meta:paragraph-count="1" meta:word-count="29" meta:character-count="150" meta:non-whitespace-character-count="122"/>
    <meta:generator>LibreOffice/4.2.4.2$Windows_x86 LibreOffice_project/63150712c6d317d27ce2db16eb94c2f3d7b699f8</meta:generator>
  </office:meta>
</office:document-meta>
</file>